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9e3" officeooo:paragraph-rsid="00093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nkfjgvukdshvksbveuesvbsivissdkjkv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08:22:04.472575417</meta:creation-date>
    <dc:date>2017-05-05T08:22:28.140880599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37" meta:non-whitespace-character-count="37"/>
    <meta:generator>LibreOffice/5.1.4.2$Linux_X86_64 LibreOffice_project/10m0$Build-2</meta:generator>
  </office:meta>
</office:document-meta>
</file>